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457in"/>
    </style:style>
    <style:style style:name="co3" style:family="table-column">
      <style:table-column-properties fo:break-before="auto" style:column-width="0.5346in"/>
    </style:style>
    <style:style style:name="co4" style:family="table-column">
      <style:table-column-properties fo:break-before="auto" style:column-width="1.0374in"/>
    </style:style>
    <style:style style:name="co5" style:family="table-column">
      <style:table-column-properties fo:break-before="auto" style:column-width="0.9173in"/>
    </style:style>
    <style:style style:name="co6" style:family="table-column">
      <style:table-column-properties fo:break-before="auto" style:column-width="0.8957in"/>
    </style:style>
    <style:style style:name="co7" style:family="table-column">
      <style:table-column-properties fo:break-before="auto" style:column-width="0.6882in"/>
    </style:style>
    <style:style style:name="co8" style:family="table-column">
      <style:table-column-properties fo:break-before="auto" style:column-width="0.3819in"/>
    </style:style>
    <style:style style:name="co9" style:family="table-column">
      <style:table-column-properties fo:break-before="auto" style:column-width="0.72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453in" fo:break-before="auto" style:use-optimal-row-height="true"/>
    </style:style>
    <style:style style:name="ro3" style:family="table-row">
      <style:table-row-properties style:row-height="0.3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ext-properties style:font-name="Courier New"/>
    </style:style>
    <style:style style:name="ce8" style:family="table-cell" style:parent-style-name="Default">
      <style:table-cell-properties fo:background-color="#eeeeee"/>
      <style:text-properties style:font-name="Courier New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eeeeee" style:text-align-source="fix" style:repeat-content="false" fo:wrap-option="wrap" fo:border-left="0.0008in solid #000000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eeee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style:text-align-source="fix" style:repeat-content="false" style:rotation-align="top"/>
      <style:paragraph-properties fo:text-align="center" fo:margin-left="0in"/>
      <style:text-properties fo:font-size="26pt" style:font-size-asian="26pt" style:font-size-complex="26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8"/>
        <table:table-column table:style-name="co6" table:default-cell-style-name="ce11"/>
        <table:table-column table:style-name="co1" table:number-columns-repeated="3" table:default-cell-style-name="ce4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3">
          <table:table-cell/>
          <table:table-cell table:style-name="Default" table:number-columns-repeated="8"/>
          <table:table-cell table:number-columns-repeated="4"/>
        </table:table-row>
        <table:table-row table:style-name="ro2">
          <table:table-cell/>
          <table:table-cell table:style-name="ce1" office:value-type="string">
            <text:p>Episode / Category</text:p>
          </table:table-cell>
          <table:table-cell table:style-name="ce3" office:value-type="string">
            <text:p>#</text:p>
          </table:table-cell>
          <table:table-cell table:style-name="ce1" office:value-type="string">
            <text:p>Level</text:p>
          </table:table-cell>
          <table:table-cell table:style-name="ce6" office:value-type="string">
            <text:p>File</text:p>
          </table:table-cell>
          <table:table-cell table:style-name="ce9" office:value-type="string">
            <text:p>Status</text:p>
          </table:table-cell>
          <table:table-cell table:style-name="ce3" office:value-type="string">
            <text:p>Started</text:p>
          </table:table-cell>
          <table:table-cell table:style-name="ce3" office:value-type="string">
            <text:p>Finished</text:p>
          </table:table-cell>
          <table:table-cell table:style-name="ce3" office:value-type="string">
            <text:p>Tested</text:p>
          </table:table-cell>
          <table:table-cell table:number-columns-repeated="2"/>
          <table:table-cell table:style-name="ce14"/>
          <table:table-cell/>
        </table:table-row>
        <table:table-row table:style-name="ro3">
          <table:table-cell/>
          <table:table-cell table:style-name="Default" table:number-columns-repeated="3"/>
          <table:table-cell table:style-name="ce7"/>
          <table:table-cell table:style-name="ce10"/>
          <table:table-cell table:style-name="ce5" table:number-columns-repeated="3"/>
          <table:table-cell/>
          <table:table-cell table:style-name="ce14"/>
          <table:table-cell/>
          <table:table-cell table:style-name="ce14"/>
        </table:table-row>
        <table:table-row table:style-name="ro1">
          <table:table-cell/>
          <table:table-cell office:value-type="string">
            <text:p>Duck Castle Court</text:p>
          </table:table-cell>
          <table:table-cell office:value-type="float" office:value="1">
            <text:p>1</text:p>
          </table:table-cell>
          <table:table-cell office:value-type="string">
            <text:p>Court 1</text:p>
          </table:table-cell>
          <table:table-cell/>
          <table:table-cell table:formula="of:=IF(AND([.H6]; [.I6]); &quot;DONE!&quot;; IF([.H6]; &quot;test me&quot;;&quot;---&quot;))" office:value-type="string" office:string-value="---">
            <text:p>---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Court 2</text:p>
          </table:table-cell>
          <table:table-cell/>
          <table:table-cell table:formula="of:=IF(AND([.H7]; [.I7]); &quot;DONE!&quot;; IF([.H7]; &quot;test me&quot;;&quot;---&quot;))" office:value-type="string" office:string-value="---">
            <text:p>---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5"/>
          <table:table-cell table:style-name="Default"/>
          <table:table-cell table:style-name="ce7"/>
          <table:table-cell table:style-name="ce12"/>
          <table:table-cell table:style-name="ce5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Dreadful Dungeon</text:p>
          </table:table-cell>
          <table:table-cell office:value-type="float" office:value="3">
            <text:p>3</text:p>
          </table:table-cell>
          <table:table-cell office:value-type="string">
            <text:p>Dungeon 1</text:p>
          </table:table-cell>
          <table:table-cell office:value-type="string">
            <text:p>mazetowr</text:p>
          </table:table-cell>
          <table:table-cell table:formula="of:=IF(AND([.H9]; [.I9]); &quot;DONE!&quot;; IF([.H9]; &quot;test me&quot;;&quot;---&quot;))" office:value-type="string" office:string-value="DONE!">
            <text:p>DONE!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Dungeon 2</text:p>
          </table:table-cell>
          <table:table-cell office:value-type="string">
            <text:p>hicoin</text:p>
          </table:table-cell>
          <table:table-cell table:formula="of:=IF(AND([.H10]; [.I10]); &quot;DONE!&quot;; IF([.H10]; &quot;test me&quot;;&quot;---&quot;))" office:value-type="string" office:string-value="DONE!">
            <text:p>DONE!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5"/>
          <table:table-cell table:style-name="Default"/>
          <table:table-cell table:style-name="ce7"/>
          <table:table-cell table:style-name="ce12"/>
          <table:table-cell table:style-name="ce5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(Over)Grown Green Garden</text:p>
          </table:table-cell>
          <table:table-cell office:value-type="float" office:value="5">
            <text:p>5</text:p>
          </table:table-cell>
          <table:table-cell office:value-type="string">
            <text:p>Garden 1</text:p>
          </table:table-cell>
          <table:table-cell office:value-type="string">
            <text:p>foresta</text:p>
          </table:table-cell>
          <table:table-cell table:formula="of:=IF(AND([.H12]; [.I12]); &quot;DONE!&quot;; IF([.H12]; &quot;test me&quot;;&quot;---&quot;))" office:value-type="string" office:string-value="test me">
            <text:p>test m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Garden 2</text:p>
          </table:table-cell>
          <table:table-cell office:value-type="string">
            <text:p>elevator</text:p>
          </table:table-cell>
          <table:table-cell table:formula="of:=IF(AND([.H13]; [.I13]); &quot;DONE!&quot;; IF([.H13]; &quot;test me&quot;;&quot;---&quot;))" office:value-type="string" office:string-value="test me">
            <text:p>test m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5"/>
          <table:table-cell table:style-name="Default"/>
          <table:table-cell table:style-name="ce7"/>
          <table:table-cell table:style-name="ce12"/>
          <table:table-cell table:style-name="ce5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Aqua Tower</text:p>
          </table:table-cell>
          <table:table-cell office:value-type="float" office:value="7">
            <text:p>7</text:p>
          </table:table-cell>
          <table:table-cell office:value-type="string">
            <text:p>Aqua 1</text:p>
          </table:table-cell>
          <table:table-cell office:value-type="string">
            <text:p>aqua1</text:p>
          </table:table-cell>
          <table:table-cell table:formula="of:=IF(AND([.H15]; [.I15]); &quot;DONE!&quot;; IF([.H15]; &quot;test me&quot;;&quot;---&quot;))" office:value-type="string" office:string-value="---">
            <text:p>---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Aqua 2</text:p>
          </table:table-cell>
          <table:table-cell/>
          <table:table-cell table:formula="of:=IF(AND([.H16]; [.I16]); &quot;DONE!&quot;; IF([.H16]; &quot;test me&quot;;&quot;---&quot;))" office:value-type="string" office:string-value="---">
            <text:p>---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5"/>
          <table:table-cell table:style-name="Default"/>
          <table:table-cell table:style-name="ce7"/>
          <table:table-cell table:style-name="ce12"/>
          <table:table-cell table:style-name="ce5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Scary Spire</text:p>
          </table:table-cell>
          <table:table-cell office:value-type="float" office:value="9">
            <text:p>9</text:p>
          </table:table-cell>
          <table:table-cell office:value-type="string">
            <text:p>Spire 1</text:p>
          </table:table-cell>
          <table:table-cell office:value-type="string">
            <text:p>skulls</text:p>
          </table:table-cell>
          <table:table-cell table:formula="of:=IF(AND([.H18]; [.I18]); &quot;DONE!&quot;; IF([.H18]; &quot;test me&quot;;&quot;---&quot;))" office:value-type="string" office:string-value="---">
            <text:p>---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Spire 2</text:p>
          </table:table-cell>
          <table:table-cell/>
          <table:table-cell table:formula="of:=IF(AND([.H19]; [.I19]); &quot;DONE!&quot;; IF([.H19]; &quot;test me&quot;;&quot;---&quot;))" office:value-type="string" office:string-value="---">
            <text:p>---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5"/>
          <table:table-cell table:style-name="Default"/>
          <table:table-cell table:style-name="ce7"/>
          <table:table-cell table:style-name="ce12"/>
          <table:table-cell table:style-name="ce5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Boss</text:p>
          </table:table-cell>
          <table:table-cell office:value-type="float" office:value="11">
            <text:p>11</text:p>
          </table:table-cell>
          <table:table-cell table:number-columns-repeated="2"/>
          <table:table-cell table:style-name="ce13"/>
          <table:table-cell table:number-columns-repeated="7"/>
        </table:table-row>
        <table:table-row table:style-name="ro1">
          <table:table-cell table:number-columns-repeated="5"/>
          <table:table-cell table:style-name="ce13"/>
          <table:table-cell table:number-columns-repeated="7"/>
        </table:table-row>
        <table:table-row table:style-name="ro1">
          <table:table-cell/>
          <table:table-cell table:style-name="Default"/>
          <table:table-cell table:style-name="ce5"/>
          <table:table-cell table:style-name="Default"/>
          <table:table-cell table:style-name="ce7"/>
          <table:table-cell table:style-name="ce12"/>
          <table:table-cell table:style-name="ce5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Secret levels</text:p>
          </table:table-cell>
          <table:table-cell office:value-type="float" office:value="12">
            <text:p>12</text:p>
          </table:table-cell>
          <table:table-cell office:value-type="string">
            <text:p>Secret 1</text:p>
          </table:table-cell>
          <table:table-cell office:value-type="string">
            <text:p>chaintwr</text:p>
          </table:table-cell>
          <table:table-cell table:formula="of:=IF(AND([.H24]; [.I24]); &quot;DONE!&quot;; IF([.H24]; &quot;test me&quot;;&quot;---&quot;))" office:value-type="string" office:string-value="DONE!">
            <text:p>DONE!</text:p>
          </table:table-cell>
          <table:table-cell table:number-columns-repeated="3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Secret 2</text:p>
          </table:table-cell>
          <table:table-cell office:value-type="string">
            <text:p>pearltwr</text:p>
          </table:table-cell>
          <table:table-cell table:formula="of:=IF(AND([.H25]; [.I25]); &quot;DONE!&quot;; IF([.H25]; &quot;test me&quot;;&quot;---&quot;))" office:value-type="string" office:string-value="test me">
            <text:p>test m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string">
            <text:p>Secret 3</text:p>
          </table:table-cell>
          <table:table-cell office:value-type="string">
            <text:p>level2</text:p>
          </table:table-cell>
          <table:table-cell table:formula="of:=IF(AND([.H26]; [.I26]); &quot;DONE!&quot;; IF([.H26]; &quot;test me&quot;;&quot;---&quot;))" office:value-type="string" office:string-value="test me">
            <text:p>test m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5"/>
          <table:table-cell table:style-name="Default"/>
          <table:table-cell table:style-name="ce7"/>
          <table:table-cell table:style-name="ce12"/>
          <table:table-cell table:style-name="ce5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Main Menu</text:p>
          </table:table-cell>
          <table:table-cell office:value-type="float" office:value="16">
            <text:p>16</text:p>
          </table:table-cell>
          <table:table-cell office:value-type="string">
            <text:p>Menu</text:p>
          </table:table-cell>
          <table:table-cell/>
          <table:table-cell table:formula="of:=IF(AND([.H28]; [.I28]); &quot;DONE!&quot;; IF([.H28]; &quot;test me&quot;;&quot;---&quot;))" office:value-type="string" office:string-value="test me">
            <text:p>test m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5"/>
          <table:table-cell table:style-name="Default"/>
          <table:table-cell table:style-name="ce7"/>
          <table:table-cell table:style-name="ce12"/>
          <table:table-cell table:style-name="ce5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Hub</text:p>
          </table:table-cell>
          <table:table-cell office:value-type="float" office:value="17">
            <text:p>17</text:p>
          </table:table-cell>
          <table:table-cell office:value-type="string">
            <text:p>Hub</text:p>
          </table:table-cell>
          <table:table-cell/>
          <table:table-cell table:formula="of:=IF(AND([.H30]; [.I30]); &quot;DONE!&quot;; IF([.H30]; &quot;test me&quot;;&quot;---&quot;))" office:value-type="string" office:string-value="---">
            <text:p>---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5"/>
          <table:table-cell table:style-name="Default"/>
          <table:table-cell table:style-name="ce7"/>
          <table:table-cell table:style-name="ce12"/>
          <table:table-cell table:style-name="ce5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Ending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IF(AND([.H32]; [.I32]); &quot;DONE!&quot;; IF([.H32]; &quot;test me&quot;;&quot;---&quot;))" office:value-type="string" office:string-value="---">
            <text:p>---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style-name="ce5"/>
          <table:table-cell table:style-name="Default" table:number-columns-repeated="3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9/28/2015</text:date>, <text:time>23:0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22:20:34.12</meta:creation-date>
    <dc:date>2015-09-28T23:04:28.89</dc:date>
    <meta:editing-duration>PT40M6S</meta:editing-duration>
    <meta:editing-cycles>14</meta:editing-cycles>
    <meta:generator>OpenOffice/4.0.1$Win32 OpenOffice.org_project/401m5$Build-9714</meta:generator>
    <meta:document-statistic meta:table-count="3" meta:cell-count="123" meta:object-count="0"/>
  </office:meta>
</office:document-meta>
</file>